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B00000021382A8022.png"/>
  <manifest:file-entry manifest:media-type="image/png" manifest:full-path="Pictures/100000000000003C0000001D3FB13CC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91cm"/>
    </style:style>
    <style:style style:name="gr3" style:family="graphic" style:parent-style-name="standard">
      <style:graphic-properties svg:stroke-width="0.051cm" draw:marker-start="" draw:marker-end="Arrow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800000" fo:min-height="0.573cm" fo:min-width="0.69cm" draw:shadow="visible" draw:shadow-offset-x="0.05cm" draw:shadow-offset-y="0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7cm" fo:min-width="3.268cm"/>
    </style:style>
    <style:style style:name="gr6" style:family="graphic" style:parent-style-name="standard">
      <style:graphic-properties draw:fill="solid" draw:fill-color="#800000" fo:min-height="0.573cm" fo:min-width="0.782cm" draw:shadow="visible" draw:shadow-offset-x="0.05cm" draw:shadow-offset-y="0.05cm"/>
    </style:style>
    <style:style style:name="gr7" style:family="graphic" style:parent-style-name="standard">
      <style:graphic-properties svg:stroke-color="#ffffff" draw:fill="solid" draw:fill-color="#800000" draw:auto-grow-height="false" fo:min-height="0cm" fo:min-width="0cm"/>
    </style:style>
    <style:style style:name="gr8" style:family="graphic" style:parent-style-name="standard">
      <style:graphic-properties draw:stroke="none" svg:stroke-width="0.051cm" svg:stroke-color="#000000" draw:marker-start="Arrow" draw:fill="none" draw:fill-color="#ffffff" draw:textarea-horizontal-align="left" draw:auto-grow-height="true" draw:auto-grow-width="true" fo:min-height="0.583cm" fo:min-width="2.73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800000" draw:marker-start-width="0.275cm" draw:marker-end-width="0.275cm" draw:fill="solid" draw:fill-color="#ffff99" fo:min-height="1.394cm" fo:padding-top="0.15cm" fo:padding-bottom="0.15cm" fo:padding-left="0.275cm" fo:padding-right="0.275cm"/>
    </style:style>
    <style:style style:name="gr10" style:family="graphic" style:parent-style-name="standard">
      <style:graphic-properties svg:stroke-width="0cm" draw:marker-start="" draw:marker-end="Arrow" draw:fill="none" draw:textarea-horizontal-align="center" draw:textarea-vertical-align="middle"/>
    </style:style>
    <style:style style:name="gr11" style:family="graphic" style:parent-style-name="standard">
      <style:graphic-properties draw:stroke="solid" svg:stroke-width="0.05cm" svg:stroke-color="#800000" draw:marker-start-width="0.275cm" draw:marker-end-width="0.275cm" draw:fill="solid" draw:fill-color="#ffff99" fo:min-height="3.568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800000" draw:marker-start-width="0.275cm" draw:marker-end-width="0.275cm" draw:fill="solid" draw:fill-color="#ffff99" fo:min-height="3.5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3" style:family="paragraph">
      <style:paragraph-properties fo:margin-left="0cm" fo:margin-right="0cm" fo:text-indent="0cm"/>
      <style:text-properties fo:color="#ffffff" fo:font-family="'DejaVu Sans'" style:font-style-name="Book" style:font-family-generic="swiss" style:font-pitch="variable" fo:font-size="14pt" style:font-size-asian="18pt" style:font-size-complex="18pt"/>
    </style:style>
    <style:style style:name="P4" style:family="paragraph">
      <style:text-properties fo:color="#ffffff" fo:font-family="'DejaVu Sans'" style:font-style-name="Book" style:font-family-generic="swiss" style:font-pitch="variable" fo:font-size="14pt" style:font-size-asian="18pt" style:font-size-complex="18pt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773cm" svg:height="1.163cm" svg:x="2.299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713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3.713cm" svg:height="1.395cm" svg:x="4.078cm" svg:y="9.091cm">
          <draw:text-box>
            <text:p text:style-name="P2">Signal emitted</text:p>
          </draw:text-box>
        </draw:frame>
        <draw:line draw:style-name="gr3" draw:text-style-name="P1" draw:layer="layout" svg:x1="5.938cm" svg:y1="9.236cm" svg:x2="6.83cm" svg:y2="7.868cm">
          <text:p/>
        </draw:line>
        <draw:custom-shape draw:style-name="gr4" draw:text-style-name="P3" draw:layer="layout" svg:width="1.36cm" svg:height="1.645cm" svg:x="6.77cm" svg:y="6.014cm">
          <text:p text:style-name="P3">4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773cm" svg:height="1.163cm" svg:x="2.272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686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3" draw:style-name="dp1" draw:master-page-name="Default">
        <office:forms form:automatic-focus="false" form:apply-design-mode="false"/>
        <draw:frame draw:style-name="gr5" draw:text-style-name="P2" draw:layer="layout" svg:width="4.879cm" svg:height="0.823cm" svg:x="12.889cm" svg:y="9.526cm">
          <draw:text-box>
            <text:p text:style-name="P2">Slot implemented</text:p>
          </draw:text-box>
        </draw:frame>
        <draw:line draw:style-name="gr3" draw:text-style-name="P1" draw:layer="layout" svg:x1="14.44cm" svg:y1="9.259cm" svg:x2="13.251cm" svg:y2="7.981cm">
          <text:p/>
        </draw:line>
        <draw:custom-shape draw:style-name="gr6" draw:text-style-name="P3" draw:layer="layout" svg:width="1.465cm" svg:height="1.645cm" svg:x="12.471cm" svg:y="5.967cm">
          <text:p text:style-name="P3">42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773cm" svg:height="1.163cm" svg:x="2.272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686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4" draw:style-name="dp1" draw:master-page-name="Default">
        <office:forms form:automatic-focus="false" form:apply-design-mode="false"/>
        <draw:custom-shape draw:style-name="gr7" draw:text-style-name="P4" draw:layer="layout" svg:width="3.175cm" svg:height="1.27cm" svg:x="8.54cm" svg:y="6.199cm">
          <draw:glue-point draw:id="9" svg:x="5cm" svg:y="0cm"/>
          <draw:glue-point draw:id="10" svg:x="0cm" svg:y="4.996cm"/>
          <draw:glue-point draw:id="11" svg:x="5cm" svg:y="10cm"/>
          <draw:glue-point draw:id="12" svg:x="6.851cm" svg:y="4.996cm"/>
          <draw:glue-point draw:id="13" svg:x="10cm" svg:y="4.996cm"/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6.051cm" svg:height="0.883cm" svg:x="5.868cm" svg:y="10.815cm">
          <draw:text-box>
            <text:p text:style-name="P2">Signal/Slot connection</text:p>
          </draw:text-box>
        </draw:frame>
        <draw:line draw:style-name="gr3" draw:text-style-name="P1" draw:layer="layout" svg:x1="9.677cm" svg:y1="10.411cm" svg:x2="9.677cm" svg:y2="7.873cm">
          <text:p/>
        </draw:line>
        <draw:custom-shape draw:style-name="gr4" draw:text-style-name="P3" draw:layer="layout" svg:width="1.36cm" svg:height="1.645cm" svg:x="6.797cm" svg:y="6.014cm">
          <text:p text:style-name="P3">4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465cm" svg:height="1.645cm" svg:x="12.498cm" svg:y="5.967cm">
          <text:p text:style-name="P3">42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773cm" svg:height="1.163cm" svg:x="2.299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713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5" draw:style-name="dp1" draw:master-page-name="Default">
        <office:forms form:automatic-focus="false" form:apply-design-mode="false"/>
        <draw:custom-shape draw:style-name="gr7" draw:text-style-name="P4" draw:layer="layout" svg:width="3.175cm" svg:height="1.27cm" svg:x="8.54cm" svg:y="6.199cm">
          <draw:glue-point draw:id="9" svg:x="5cm" svg:y="0cm"/>
          <draw:glue-point draw:id="10" svg:x="0cm" svg:y="4.996cm"/>
          <draw:glue-point draw:id="11" svg:x="5cm" svg:y="10cm"/>
          <draw:glue-point draw:id="12" svg:x="6.851cm" svg:y="4.996cm"/>
          <draw:glue-point draw:id="13" svg:x="10cm" svg:y="4.996cm"/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3" draw:layer="layout" svg:width="1.36cm" svg:height="1.645cm" svg:x="6.797cm" svg:y="6.014cm">
          <text:p text:style-name="P3">4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465cm" svg:height="1.645cm" svg:x="12.498cm" svg:y="5.967cm">
          <text:p text:style-name="P3">42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15.732cm" svg:height="1.694cm" svg:x="3.813cm" svg:y="12.7cm">
          <draw:text-box>
            <text:p text:style-name="P5">QObject::connect( slider, SIGNAL( valueChanged( int ) ),</text:p>
            <text:p text:style-name="P5"><text:s text:c="30"/>spinbox, SLOT( setValue( int ) ) );</text:p>
          </draw:text-box>
        </draw:frame>
        <draw:line draw:style-name="gr10" draw:text-style-name="P1" draw:layer="layout" svg:x1="12.359cm" svg:y1="12.126cm" svg:x2="10.678cm" svg:y2="8.05cm">
          <text:p/>
        </draw:line>
        <draw:frame draw:style-name="gr1" draw:text-style-name="P1" draw:layer="layout" svg:width="3.773cm" svg:height="1.163cm" svg:x="2.299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713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6" draw:style-name="dp1" draw:master-page-name="Default">
        <office:forms form:automatic-focus="false" form:apply-design-mode="false"/>
        <draw:custom-shape draw:style-name="gr7" draw:text-style-name="P4" draw:layer="layout" svg:width="3.175cm" svg:height="1.27cm" svg:x="8.54cm" svg:y="6.199cm">
          <draw:glue-point draw:id="9" svg:x="5cm" svg:y="0cm"/>
          <draw:glue-point draw:id="10" svg:x="0cm" svg:y="4.996cm"/>
          <draw:glue-point draw:id="11" svg:x="5cm" svg:y="10cm"/>
          <draw:glue-point draw:id="12" svg:x="6.851cm" svg:y="4.996cm"/>
          <draw:glue-point draw:id="13" svg:x="10cm" svg:y="4.996cm"/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3" draw:layer="layout" svg:width="1.36cm" svg:height="1.645cm" svg:x="6.797cm" svg:y="6.014cm">
          <text:p text:style-name="P3">4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465cm" svg:height="1.645cm" svg:x="12.498cm" svg:y="5.967cm">
          <text:p text:style-name="P3">42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9.313cm" svg:height="3.868cm" svg:x="0.873cm" svg:y="1.076cm">
          <draw:text-box>
            <text:p text:style-name="P5">void QSlider::mousePressEvent(...)</text:p>
            <text:p text:style-name="P5">{</text:p>
            <text:p text:style-name="P5"><text:s text:c="3"/>...</text:p>
            <text:p text:style-name="P5"><text:s text:c="3"/>emit valueChanged( newValue );</text:p>
            <text:p text:style-name="P5"><text:s text:c="3"/>...</text:p>
            <text:p text:style-name="P5">}</text:p>
          </draw:text-box>
        </draw:frame>
        <draw:line draw:style-name="gr10" draw:text-style-name="P1" draw:layer="layout" svg:x1="5.923cm" svg:y1="5.155cm" svg:x2="6.853cm" svg:y2="6.084cm">
          <text:p/>
        </draw:line>
        <draw:frame draw:style-name="gr1" draw:text-style-name="P1" draw:layer="layout" svg:width="3.773cm" svg:height="1.163cm" svg:x="2.299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713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7" draw:style-name="dp1" draw:master-page-name="Default">
        <office:forms form:automatic-focus="false" form:apply-design-mode="false"/>
        <draw:custom-shape draw:style-name="gr7" draw:text-style-name="P4" draw:layer="layout" svg:width="3.175cm" svg:height="1.27cm" svg:x="8.54cm" svg:y="6.199cm">
          <draw:glue-point draw:id="9" svg:x="5cm" svg:y="0cm"/>
          <draw:glue-point draw:id="10" svg:x="0cm" svg:y="4.996cm"/>
          <draw:glue-point draw:id="11" svg:x="5cm" svg:y="10cm"/>
          <draw:glue-point draw:id="12" svg:x="6.851cm" svg:y="4.996cm"/>
          <draw:glue-point draw:id="13" svg:x="10cm" svg:y="4.996cm"/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3" draw:layer="layout" svg:width="1.36cm" svg:height="1.645cm" svg:x="6.797cm" svg:y="6.014cm">
          <text:p text:style-name="P3">4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465cm" svg:height="1.645cm" svg:x="12.498cm" svg:y="5.967cm">
          <text:p text:style-name="P3">42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9.89cm" svg:height="3.87cm" svg:x="11.036cm" svg:y="1.048cm">
          <draw:text-box>
            <text:p text:style-name="P5">void QSlider::setValue( int value )</text:p>
            <text:p text:style-name="P5">{</text:p>
            <text:p text:style-name="P5"><text:s text:c="4"/>...</text:p>
            <text:p text:style-name="P5"><text:s text:c="4"/>m_value = value;</text:p>
            <text:p text:style-name="P5"><text:s text:c="4"/>...</text:p>
            <text:p text:style-name="P5">}</text:p>
          </draw:text-box>
        </draw:frame>
        <draw:line draw:style-name="gr10" draw:text-style-name="P1" draw:layer="layout" svg:x1="14.576cm" svg:y1="5.155cm" svg:x2="14.039cm" svg:y2="6.048cm">
          <text:p/>
        </draw:line>
        <draw:frame draw:style-name="gr1" draw:text-style-name="P1" draw:layer="layout" svg:width="3.773cm" svg:height="1.163cm" svg:x="2.299cm" svg:y="6.271cm">
          <draw:image xlink:href="Pictures/100000000000006B00000021382A8022.png" xlink:type="simple" xlink:show="embed" xlink:actuate="onLoad">
            <text:p/>
          </draw:image>
        </draw:frame>
        <draw:frame draw:style-name="gr1" draw:text-style-name="P1" draw:layer="layout" svg:width="2.115cm" svg:height="1.021cm" svg:x="14.713cm" svg:y="6.292cm">
          <draw:image xlink:href="Pictures/100000000000003C0000001D3FB13CC2.png" xlink:type="simple" xlink:show="embed" xlink:actuate="onLoad">
            <text:p/>
          </draw:image>
        </draw:frame>
      </draw:page>
      <draw:page draw:name="page8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g>
          <draw:frame draw:style-name="gr2" draw:text-style-name="P2" draw:layer="layout" svg:width="3.713cm" svg:height="1.395cm" svg:x="4.104cm" svg:y="9.091cm">
            <draw:text-box>
              <text:p text:style-name="P2">Signal emitted</text:p>
            </draw:text-box>
          </draw:frame>
          <draw:frame draw:style-name="gr5" draw:text-style-name="P2" draw:layer="layout" svg:width="4.879cm" svg:height="0.823cm" svg:x="12.915cm" svg:y="9.526cm">
            <draw:text-box>
              <text:p text:style-name="P2">Slot implemented</text:p>
            </draw:text-box>
          </draw:frame>
          <draw:custom-shape draw:style-name="gr7" draw:text-style-name="P4" draw:layer="layout" svg:width="3.175cm" svg:height="1.27cm" svg:x="8.539cm" svg:y="6.199cm">
            <draw:glue-point draw:id="9" svg:x="5cm" svg:y="0cm"/>
            <draw:glue-point draw:id="10" svg:x="0cm" svg:y="4.996cm"/>
            <draw:glue-point draw:id="11" svg:x="5cm" svg:y="10cm"/>
            <draw:glue-point draw:id="12" svg:x="6.851cm" svg:y="4.996cm"/>
            <draw:glue-point draw:id="13" svg:x="10cm" svg:y="4.996cm"/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frame draw:style-name="gr8" draw:text-style-name="P2" draw:layer="layout" svg:width="6.051cm" svg:height="0.883cm" svg:x="5.867cm" svg:y="10.815cm">
            <draw:text-box>
              <text:p text:style-name="P2">Signal/Slot connection</text:p>
            </draw:text-box>
          </draw:frame>
          <draw:line draw:style-name="gr3" draw:text-style-name="P1" draw:layer="layout" svg:x1="5.964cm" svg:y1="9.236cm" svg:x2="6.856cm" svg:y2="7.868cm">
            <text:p/>
          </draw:line>
          <draw:line draw:style-name="gr3" draw:text-style-name="P1" draw:layer="layout" svg:x1="14.466cm" svg:y1="9.259cm" svg:x2="13.277cm" svg:y2="7.981cm">
            <text:p/>
          </draw:line>
          <draw:line draw:style-name="gr3" draw:text-style-name="P1" draw:layer="layout" svg:x1="9.676cm" svg:y1="10.411cm" svg:x2="9.676cm" svg:y2="7.873cm">
            <text:p/>
          </draw:line>
          <draw:custom-shape draw:style-name="gr4" draw:text-style-name="P3" draw:layer="layout" svg:width="1.36cm" svg:height="1.645cm" svg:x="6.796cm" svg:y="6.014cm">
            <text:p text:style-name="P3">42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1.465cm" svg:height="1.645cm" svg:x="12.497cm" svg:y="5.967cm">
            <text:p text:style-name="P3">42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5" draw:layer="layout" svg:width="9.313cm" svg:height="3.868cm" svg:x="0.872cm" svg:y="1.076cm">
            <draw:text-box>
              <text:p text:style-name="P5">void QSlider::mousePressEvent(...)</text:p>
              <text:p text:style-name="P5">{</text:p>
              <text:p text:style-name="P5"><text:s text:c="3"/>...</text:p>
              <text:p text:style-name="P5"><text:s text:c="3"/>emit valueChanged( newValue );</text:p>
              <text:p text:style-name="P5"><text:s text:c="3"/>...</text:p>
              <text:p text:style-name="P5">}</text:p>
            </draw:text-box>
          </draw:frame>
          <draw:frame draw:style-name="gr12" draw:text-style-name="P5" draw:layer="layout" svg:width="9.89cm" svg:height="3.87cm" svg:x="11.035cm" svg:y="1.048cm">
            <draw:text-box>
              <text:p text:style-name="P5">void QSlider::setValue( int value )</text:p>
              <text:p text:style-name="P5">{</text:p>
              <text:p text:style-name="P5"><text:s text:c="4"/>...</text:p>
              <text:p text:style-name="P5"><text:s text:c="4"/>m_value = value;</text:p>
              <text:p text:style-name="P5"><text:s text:c="4"/>...</text:p>
              <text:p text:style-name="P5">}</text:p>
            </draw:text-box>
          </draw:frame>
          <draw:frame draw:style-name="gr9" draw:text-style-name="P5" draw:layer="layout" svg:width="15.732cm" svg:height="1.694cm" svg:x="3.812cm" svg:y="12.7cm">
            <draw:text-box>
              <text:p text:style-name="P5">QObject::connect( slider, SIGNAL( valueChanged( int ) ),</text:p>
              <text:p text:style-name="P5"><text:s text:c="30"/>spinbox, SLOT( setValue( int ) ) );</text:p>
            </draw:text-box>
          </draw:frame>
          <draw:line draw:style-name="gr10" draw:text-style-name="P1" draw:layer="layout" svg:x1="12.358cm" svg:y1="12.126cm" svg:x2="10.677cm" svg:y2="8.05cm">
            <text:p/>
          </draw:line>
          <draw:line draw:style-name="gr10" draw:text-style-name="P1" draw:layer="layout" svg:x1="5.922cm" svg:y1="5.155cm" svg:x2="6.852cm" svg:y2="6.084cm">
            <text:p/>
          </draw:line>
          <draw:line draw:style-name="gr10" draw:text-style-name="P1" draw:layer="layout" svg:x1="14.575cm" svg:y1="5.155cm" svg:x2="14.038cm" svg:y2="6.048cm">
            <text:p/>
          </draw:line>
          <draw:frame draw:style-name="gr1" draw:text-style-name="P1" draw:layer="layout" svg:width="3.773cm" svg:height="1.163cm" svg:x="2.298cm" svg:y="6.271cm">
            <draw:image xlink:href="Pictures/100000000000006B00000021382A8022.png" xlink:type="simple" xlink:show="embed" xlink:actuate="onLoad">
              <text:p/>
            </draw:image>
          </draw:frame>
          <draw:frame draw:style-name="gr1" draw:text-style-name="P1" draw:layer="layout" svg:width="2.115cm" svg:height="1.021cm" svg:x="14.712cm" svg:y="6.292cm">
            <draw:image xlink:href="Pictures/100000000000003C0000001D3FB13CC2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4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5-09-24T11:50:58</meta:creation-date>
    <dc:date>2010-03-05T17:21:58</dc:date>
    <dc:language>en-US</dc:language>
    <meta:editing-cycles>15</meta:editing-cycles>
    <meta:editing-duration>PT02H08M08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